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42969039548" calcext:value-type="float">
            <text:p>2.3743</text:p>
          </table:table-cell>
          <table:table-cell office:value-type="float" office:value="2.08616368361582" calcext:value-type="float">
            <text:p>2.08616</text:p>
          </table:table-cell>
          <table:table-cell office:value-type="float" office:value="2.81906983050847" calcext:value-type="float">
            <text:p>2.819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013893785311" calcext:value-type="float">
            <text:p>2.36014</text:p>
          </table:table-cell>
          <table:table-cell office:value-type="float" office:value="2.12399543502825" calcext:value-type="float">
            <text:p>2.124</text:p>
          </table:table-cell>
          <table:table-cell office:value-type="float" office:value="2.978352" calcext:value-type="float">
            <text:p>2.9783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175724293785" calcext:value-type="float">
            <text:p>2.24176</text:p>
          </table:table-cell>
          <table:table-cell office:value-type="float" office:value="2.3464966779661" calcext:value-type="float">
            <text:p>2.3465</text:p>
          </table:table-cell>
          <table:table-cell office:value-type="float" office:value="3.44891905084746" calcext:value-type="float">
            <text:p>3.448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88596610169" calcext:value-type="float">
            <text:p>2.21989</text:p>
          </table:table-cell>
          <table:table-cell office:value-type="float" office:value="2.33673466666667" calcext:value-type="float">
            <text:p>2.33673</text:p>
          </table:table-cell>
          <table:table-cell office:value-type="float" office:value="3.20163037288136" calcext:value-type="float">
            <text:p>3.201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171283615819" calcext:value-type="float">
            <text:p>2.32171</text:p>
          </table:table-cell>
          <table:table-cell office:value-type="float" office:value="2.18914436158192" calcext:value-type="float">
            <text:p>2.18914</text:p>
          </table:table-cell>
          <table:table-cell office:value-type="float" office:value="2.97572393220339" calcext:value-type="float">
            <text:p>2.975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47846327684" calcext:value-type="float">
            <text:p>2.24348</text:p>
          </table:table-cell>
          <table:table-cell office:value-type="float" office:value="2.30779089265537" calcext:value-type="float">
            <text:p>2.30779</text:p>
          </table:table-cell>
          <table:table-cell office:value-type="float" office:value="3.15290277966102" calcext:value-type="float">
            <text:p>3.15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773480225989" calcext:value-type="float">
            <text:p>2.29773</text:p>
          </table:table-cell>
          <table:table-cell office:value-type="float" office:value="2.15555175141243" calcext:value-type="float">
            <text:p>2.15555</text:p>
          </table:table-cell>
          <table:table-cell office:value-type="float" office:value="2.85903430508475" calcext:value-type="float">
            <text:p>2.859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05220338983" calcext:value-type="float">
            <text:p>2.19705</text:p>
          </table:table-cell>
          <table:table-cell office:value-type="float" office:value="2.29058418079096" calcext:value-type="float">
            <text:p>2.29058</text:p>
          </table:table-cell>
          <table:table-cell office:value-type="float" office:value="3.04798020338983" calcext:value-type="float">
            <text:p>3.047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030031638418" calcext:value-type="float">
            <text:p>2.2903</text:p>
          </table:table-cell>
          <table:table-cell office:value-type="float" office:value="2.1155264180791" calcext:value-type="float">
            <text:p>2.11553</text:p>
          </table:table-cell>
          <table:table-cell office:value-type="float" office:value="2.70116528813559" calcext:value-type="float">
            <text:p>2.701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097771751412" calcext:value-type="float">
            <text:p>2.24098</text:p>
          </table:table-cell>
          <table:table-cell office:value-type="float" office:value="2.28455760451977" calcext:value-type="float">
            <text:p>2.28456</text:p>
          </table:table-cell>
          <table:table-cell office:value-type="float" office:value="3.05244284745763" calcext:value-type="float">
            <text:p>3.052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159728813559" calcext:value-type="float">
            <text:p>2.2816</text:p>
          </table:table-cell>
          <table:table-cell office:value-type="float" office:value="2.13690926553672" calcext:value-type="float">
            <text:p>2.13691</text:p>
          </table:table-cell>
          <table:table-cell office:value-type="float" office:value="2.86399783050848" calcext:value-type="float">
            <text:p>2.8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09980338983" calcext:value-type="float">
            <text:p>2.281</text:p>
          </table:table-cell>
          <table:table-cell office:value-type="float" office:value="2.23276040677966" calcext:value-type="float">
            <text:p>2.23276</text:p>
          </table:table-cell>
          <table:table-cell office:value-type="float" office:value="3.20965586440678" calcext:value-type="float">
            <text:p>3.209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64131073446" calcext:value-type="float">
            <text:p>2.27964</text:p>
          </table:table-cell>
          <table:table-cell office:value-type="float" office:value="2.19330323163842" calcext:value-type="float">
            <text:p>2.1933</text:p>
          </table:table-cell>
          <table:table-cell office:value-type="float" office:value="2.890272" calcext:value-type="float">
            <text:p>2.890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774036158192" calcext:value-type="float">
            <text:p>2.27774</text:p>
          </table:table-cell>
          <table:table-cell office:value-type="float" office:value="2.2507933559322" calcext:value-type="float">
            <text:p>2.25079</text:p>
          </table:table-cell>
          <table:table-cell office:value-type="float" office:value="3.13900094915254" calcext:value-type="float">
            <text:p>3.1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47787570621" calcext:value-type="float">
            <text:p>2.27748</text:p>
          </table:table-cell>
          <table:table-cell office:value-type="float" office:value="2.25761595480226" calcext:value-type="float">
            <text:p>2.25762</text:p>
          </table:table-cell>
          <table:table-cell office:value-type="float" office:value="3.15561437288136" calcext:value-type="float">
            <text:p>3.155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622038418079" calcext:value-type="float">
            <text:p>2.27622</text:p>
          </table:table-cell>
          <table:table-cell office:value-type="float" office:value="2.14966625988701" calcext:value-type="float">
            <text:p>2.14967</text:p>
          </table:table-cell>
          <table:table-cell office:value-type="float" office:value="2.88443389830508" calcext:value-type="float">
            <text:p>2.884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40549152542" calcext:value-type="float">
            <text:p>2.26641</text:p>
          </table:table-cell>
          <table:table-cell office:value-type="float" office:value="2.27461351412429" calcext:value-type="float">
            <text:p>2.27461</text:p>
          </table:table-cell>
          <table:table-cell office:value-type="float" office:value="2.95915715254237" calcext:value-type="float">
            <text:p>2.959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22300338983" calcext:value-type="float">
            <text:p>2.27223</text:p>
          </table:table-cell>
          <table:table-cell office:value-type="float" office:value="2.19412201129943" calcext:value-type="float">
            <text:p>2.19412</text:p>
          </table:table-cell>
          <table:table-cell office:value-type="float" office:value="3.05763389830508" calcext:value-type="float">
            <text:p>3.057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200042937853" calcext:value-type="float">
            <text:p>2.272</text:p>
          </table:table-cell>
          <table:table-cell office:value-type="float" office:value="2.16817432768362" calcext:value-type="float">
            <text:p>2.16817</text:p>
          </table:table-cell>
          <table:table-cell office:value-type="float" office:value="2.7864233220339" calcext:value-type="float">
            <text:p>2.786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83593220339" calcext:value-type="float">
            <text:p>2.27184</text:p>
          </table:table-cell>
          <table:table-cell office:value-type="float" office:value="2.23664519774011" calcext:value-type="float">
            <text:p>2.23665</text:p>
          </table:table-cell>
          <table:table-cell office:value-type="float" office:value="3.02928298305085" calcext:value-type="float">
            <text:p>3.029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68698305085" calcext:value-type="float">
            <text:p>2.27169</text:p>
          </table:table-cell>
          <table:table-cell office:value-type="float" office:value="2.19019138983051" calcext:value-type="float">
            <text:p>2.19019</text:p>
          </table:table-cell>
          <table:table-cell office:value-type="float" office:value="2.92266793220339" calcext:value-type="float">
            <text:p>2.922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153561581921" calcext:value-type="float">
            <text:p>2.27154</text:p>
          </table:table-cell>
          <table:table-cell office:value-type="float" office:value="2.27351346892655" calcext:value-type="float">
            <text:p>2.27351</text:p>
          </table:table-cell>
          <table:table-cell office:value-type="float" office:value="3.22176894915254" calcext:value-type="float">
            <text:p>3.221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019231638418" calcext:value-type="float">
            <text:p>2.27019</text:p>
          </table:table-cell>
          <table:table-cell office:value-type="float" office:value="2.12817762711864" calcext:value-type="float">
            <text:p>2.12818</text:p>
          </table:table-cell>
          <table:table-cell office:value-type="float" office:value="2.74126508474576" calcext:value-type="float">
            <text:p>2.741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919143502825" calcext:value-type="float">
            <text:p>2.26919</text:p>
          </table:table-cell>
          <table:table-cell office:value-type="float" office:value="2.27553877966102" calcext:value-type="float">
            <text:p>2.27554</text:p>
          </table:table-cell>
          <table:table-cell office:value-type="float" office:value="2.99075281355932" calcext:value-type="float">
            <text:p>2.990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529491525424" calcext:value-type="float">
            <text:p>2.26529</text:p>
          </table:table-cell>
          <table:table-cell office:value-type="float" office:value="2.22655084745763" calcext:value-type="float">
            <text:p>2.22655</text:p>
          </table:table-cell>
          <table:table-cell office:value-type="float" office:value="2.9577673220339" calcext:value-type="float">
            <text:p>2.957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61389830508" calcext:value-type="float">
            <text:p>2.26461</text:p>
          </table:table-cell>
          <table:table-cell office:value-type="float" office:value="2.26166836158192" calcext:value-type="float">
            <text:p>2.26167</text:p>
          </table:table-cell>
          <table:table-cell office:value-type="float" office:value="3.13887972881356" calcext:value-type="float">
            <text:p>3.138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70888135593" calcext:value-type="float">
            <text:p>2.25671</text:p>
          </table:table-cell>
          <table:table-cell office:value-type="float" office:value="2.33984515254237" calcext:value-type="float">
            <text:p>2.33985</text:p>
          </table:table-cell>
          <table:table-cell office:value-type="float" office:value="3.29012745762712" calcext:value-type="float">
            <text:p>3.290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87127683616" calcext:value-type="float">
            <text:p>2.22087</text:p>
          </table:table-cell>
          <table:table-cell office:value-type="float" office:value="2.25666359322034" calcext:value-type="float">
            <text:p>2.25666</text:p>
          </table:table-cell>
          <table:table-cell office:value-type="float" office:value="2.7921773559322" calcext:value-type="float">
            <text:p>2.792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664820338983" calcext:value-type="float">
            <text:p>2.25665</text:p>
          </table:table-cell>
          <table:table-cell office:value-type="float" office:value="2.13784458757062" calcext:value-type="float">
            <text:p>2.13784</text:p>
          </table:table-cell>
          <table:table-cell office:value-type="float" office:value="2.56885477966102" calcext:value-type="float">
            <text:p>2.568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497674576271" calcext:value-type="float">
            <text:p>2.25498</text:p>
          </table:table-cell>
          <table:table-cell office:value-type="float" office:value="2.26750861016949" calcext:value-type="float">
            <text:p>2.26751</text:p>
          </table:table-cell>
          <table:table-cell office:value-type="float" office:value="3.06762793220339" calcext:value-type="float">
            <text:p>3.067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53028248588" calcext:value-type="float">
            <text:p>2.25953</text:p>
          </table:table-cell>
          <table:table-cell office:value-type="float" office:value="2.25474564971751" calcext:value-type="float">
            <text:p>2.25475</text:p>
          </table:table-cell>
          <table:table-cell office:value-type="float" office:value="3.07945057627119" calcext:value-type="float">
            <text:p>3.079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01268700565" calcext:value-type="float">
            <text:p>2.25013</text:p>
          </table:table-cell>
          <table:table-cell office:value-type="float" office:value="2.33543636158192" calcext:value-type="float">
            <text:p>2.33544</text:p>
          </table:table-cell>
          <table:table-cell office:value-type="float" office:value="3.2002020338983" calcext:value-type="float">
            <text:p>3.20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49889265537" calcext:value-type="float">
            <text:p>2.2495</text:p>
          </table:table-cell>
          <table:table-cell office:value-type="float" office:value="2.20677120903955" calcext:value-type="float">
            <text:p>2.20677</text:p>
          </table:table-cell>
          <table:table-cell office:value-type="float" office:value="2.90886915254237" calcext:value-type="float">
            <text:p>2.908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833414689266" calcext:value-type="float">
            <text:p>2.24833</text:p>
          </table:table-cell>
          <table:table-cell office:value-type="float" office:value="2.23266442937853" calcext:value-type="float">
            <text:p>2.23266</text:p>
          </table:table-cell>
          <table:table-cell office:value-type="float" office:value="3.01090413559322" calcext:value-type="float">
            <text:p>3.01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197491525424" calcext:value-type="float">
            <text:p>2.24197</text:p>
          </table:table-cell>
          <table:table-cell office:value-type="float" office:value="2.35210305084746" calcext:value-type="float">
            <text:p>2.3521</text:p>
          </table:table-cell>
          <table:table-cell office:value-type="float" office:value="3.50972338983051" calcext:value-type="float">
            <text:p>3.509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62668926554" calcext:value-type="float">
            <text:p>2.23863</text:p>
          </table:table-cell>
          <table:table-cell office:value-type="float" office:value="2.27598476836158" calcext:value-type="float">
            <text:p>2.27598</text:p>
          </table:table-cell>
          <table:table-cell office:value-type="float" office:value="3.16999322033898" calcext:value-type="float">
            <text:p>3.169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861505084746" calcext:value-type="float">
            <text:p>2.23862</text:p>
          </table:table-cell>
          <table:table-cell office:value-type="float" office:value="2.22637957062147" calcext:value-type="float">
            <text:p>2.22638</text:p>
          </table:table-cell>
          <table:table-cell office:value-type="float" office:value="2.88205315254237" calcext:value-type="float">
            <text:p>2.882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61437288136" calcext:value-type="float">
            <text:p>2.23461</text:p>
          </table:table-cell>
          <table:table-cell office:value-type="float" office:value="2.28746657627119" calcext:value-type="float">
            <text:p>2.28747</text:p>
          </table:table-cell>
          <table:table-cell office:value-type="float" office:value="3.03843091525424" calcext:value-type="float">
            <text:p>3.038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339012429379" calcext:value-type="float">
            <text:p>2.23339</text:p>
          </table:table-cell>
          <table:table-cell office:value-type="float" office:value="2.30318108474576" calcext:value-type="float">
            <text:p>2.30318</text:p>
          </table:table-cell>
          <table:table-cell office:value-type="float" office:value="3.11501315254237" calcext:value-type="float">
            <text:p>3.115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32813559322" calcext:value-type="float">
            <text:p>2.23133</text:p>
          </table:table-cell>
          <table:table-cell office:value-type="float" office:value="2.28141728813559" calcext:value-type="float">
            <text:p>2.28142</text:p>
          </table:table-cell>
          <table:table-cell office:value-type="float" office:value="3.16357993220339" calcext:value-type="float">
            <text:p>3.163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30524293785" calcext:value-type="float">
            <text:p>2.22931</text:p>
          </table:table-cell>
          <table:table-cell office:value-type="float" office:value="2.33204592090395" calcext:value-type="float">
            <text:p>2.33205</text:p>
          </table:table-cell>
          <table:table-cell office:value-type="float" office:value="3.41762088135593" calcext:value-type="float">
            <text:p>3.417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718924293785" calcext:value-type="float">
            <text:p>2.18719</text:p>
          </table:table-cell>
          <table:table-cell office:value-type="float" office:value="2.22756076836158" calcext:value-type="float">
            <text:p>2.22756</text:p>
          </table:table-cell>
          <table:table-cell office:value-type="float" office:value="2.84506223728814" calcext:value-type="float">
            <text:p>2.845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749794350282" calcext:value-type="float">
            <text:p>2.2475</text:p>
          </table:table-cell>
          <table:table-cell office:value-type="float" office:value="2.22109896045198" calcext:value-type="float">
            <text:p>2.2211</text:p>
          </table:table-cell>
          <table:table-cell office:value-type="float" office:value="2.91217491525424" calcext:value-type="float">
            <text:p>2.912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028266666667" calcext:value-type="float">
            <text:p>2.22028</text:p>
          </table:table-cell>
          <table:table-cell office:value-type="float" office:value="2.37920108474576" calcext:value-type="float">
            <text:p>2.3792</text:p>
          </table:table-cell>
          <table:table-cell office:value-type="float" office:value="3.55562223728814" calcext:value-type="float">
            <text:p>3.555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69882259887" calcext:value-type="float">
            <text:p>2.21699</text:p>
          </table:table-cell>
          <table:table-cell office:value-type="float" office:value="2.3214489039548" calcext:value-type="float">
            <text:p>2.32145</text:p>
          </table:table-cell>
          <table:table-cell office:value-type="float" office:value="3.10094942372881" calcext:value-type="float">
            <text:p>3.100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370926553672" calcext:value-type="float">
            <text:p>2.21371</text:p>
          </table:table-cell>
          <table:table-cell office:value-type="float" office:value="2.31541288135593" calcext:value-type="float">
            <text:p>2.31541</text:p>
          </table:table-cell>
          <table:table-cell office:value-type="float" office:value="3.17169166101695" calcext:value-type="float">
            <text:p>3.171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222589830508" calcext:value-type="float">
            <text:p>2.21223</text:p>
          </table:table-cell>
          <table:table-cell office:value-type="float" office:value="2.32400849717514" calcext:value-type="float">
            <text:p>2.32401</text:p>
          </table:table-cell>
          <table:table-cell office:value-type="float" office:value="3.18612962711864" calcext:value-type="float">
            <text:p>3.186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14314124294" calcext:value-type="float">
            <text:p>2.21114</text:p>
          </table:table-cell>
          <table:table-cell office:value-type="float" office:value="2.29979500564972" calcext:value-type="float">
            <text:p>2.2998</text:p>
          </table:table-cell>
          <table:table-cell office:value-type="float" office:value="3.16091118644068" calcext:value-type="float">
            <text:p>3.160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675762711864" calcext:value-type="float">
            <text:p>2.20676</text:p>
          </table:table-cell>
          <table:table-cell office:value-type="float" office:value="2.41386361581921" calcext:value-type="float">
            <text:p>2.41386</text:p>
          </table:table-cell>
          <table:table-cell office:value-type="float" office:value="3.27966779661017" calcext:value-type="float">
            <text:p>3.279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280526553672" calcext:value-type="float">
            <text:p>2.20281</text:p>
          </table:table-cell>
          <table:table-cell office:value-type="float" office:value="2.29970910734463" calcext:value-type="float">
            <text:p>2.29971</text:p>
          </table:table-cell>
          <table:table-cell office:value-type="float" office:value="3.06321355932203" calcext:value-type="float">
            <text:p>3.063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864115254237" calcext:value-type="float">
            <text:p>2.19864</text:p>
          </table:table-cell>
          <table:table-cell office:value-type="float" office:value="2.19988815819209" calcext:value-type="float">
            <text:p>2.19989</text:p>
          </table:table-cell>
          <table:table-cell office:value-type="float" office:value="2.77912379661017" calcext:value-type="float">
            <text:p>2.779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854827118644" calcext:value-type="float">
            <text:p>2.19855</text:p>
          </table:table-cell>
          <table:table-cell office:value-type="float" office:value="2.29544262146893" calcext:value-type="float">
            <text:p>2.29544</text:p>
          </table:table-cell>
          <table:table-cell office:value-type="float" office:value="2.98168813559322" calcext:value-type="float">
            <text:p>2.981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602508474576" calcext:value-type="float">
            <text:p>2.19603</text:p>
          </table:table-cell>
          <table:table-cell office:value-type="float" office:value="2.38758497175141" calcext:value-type="float">
            <text:p>2.38758</text:p>
          </table:table-cell>
          <table:table-cell office:value-type="float" office:value="3.34172610169492" calcext:value-type="float">
            <text:p>3.341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732" calcext:value-type="float">
            <text:p>2.28732</text:p>
          </table:table-cell>
          <table:table-cell office:value-type="float" office:value="2.1941802259887" calcext:value-type="float">
            <text:p>2.19418</text:p>
          </table:table-cell>
          <table:table-cell office:value-type="float" office:value="2.98011525423729" calcext:value-type="float">
            <text:p>2.980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404824858757" calcext:value-type="float">
            <text:p>2.19405</text:p>
          </table:table-cell>
          <table:table-cell office:value-type="float" office:value="2.40540768361582" calcext:value-type="float">
            <text:p>2.40541</text:p>
          </table:table-cell>
          <table:table-cell office:value-type="float" office:value="3.14568406779661" calcext:value-type="float">
            <text:p>3.145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44551412429" calcext:value-type="float">
            <text:p>2.19145</text:p>
          </table:table-cell>
          <table:table-cell office:value-type="float" office:value="2.3707275480226" calcext:value-type="float">
            <text:p>2.37073</text:p>
          </table:table-cell>
          <table:table-cell office:value-type="float" office:value="3.17835471186441" calcext:value-type="float">
            <text:p>3.1783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107353672316" calcext:value-type="float">
            <text:p>2.27107</text:p>
          </table:table-cell>
          <table:table-cell office:value-type="float" office:value="2.18839477966102" calcext:value-type="float">
            <text:p>2.18839</text:p>
          </table:table-cell>
          <table:table-cell office:value-type="float" office:value="2.88715661016949" calcext:value-type="float">
            <text:p>2.887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556551412429" calcext:value-type="float">
            <text:p>2.26557</text:p>
          </table:table-cell>
          <table:table-cell office:value-type="float" office:value="2.17407500564972" calcext:value-type="float">
            <text:p>2.17408</text:p>
          </table:table-cell>
          <table:table-cell office:value-type="float" office:value="2.92026766101695" calcext:value-type="float">
            <text:p>2.920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949882485876" calcext:value-type="float">
            <text:p>2.3395</text:p>
          </table:table-cell>
          <table:table-cell office:value-type="float" office:value="2.17134978531073" calcext:value-type="float">
            <text:p>2.17135</text:p>
          </table:table-cell>
          <table:table-cell office:value-type="float" office:value="2.9828086779661" calcext:value-type="float">
            <text:p>2.982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879136723164" calcext:value-type="float">
            <text:p>2.25879</text:p>
          </table:table-cell>
          <table:table-cell office:value-type="float" office:value="2.15410718644068" calcext:value-type="float">
            <text:p>2.15411</text:p>
          </table:table-cell>
          <table:table-cell office:value-type="float" office:value="2.77982291525424" calcext:value-type="float">
            <text:p>2.779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5" calcext:value-type="float">
            <text:p>5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5" calcext:value-type="float">
            <text:p>5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0" calcext:value-type="float">
            <text:p>0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0" calcext:value-type="float">
            <text:p>0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5" calcext:value-type="float">
            <text:p>5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0" calcext:value-type="float">
            <text:p>0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5" calcext:value-type="float">
            <text:p>5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0" calcext:value-type="float">
            <text:p>0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4" calcext:value-type="float">
            <text:p>4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4" calcext:value-type="float">
            <text:p>4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013893785311" calcext:value-type="float">
            <text:p>2.36014</text:p>
          </table:table-cell>
          <table:table-cell office:value-type="float" office:value="2.12399543502825" calcext:value-type="float">
            <text:p>2.124</text:p>
          </table:table-cell>
          <table:table-cell office:value-type="float" office:value="2.978352" calcext:value-type="float">
            <text:p>2.9783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25258585913371" calcext:value-type="float">
            <text:p>2.25259</text:p>
          </table:table-cell>
          <table:table-cell table:formula="of:=AVERAGE([.BT1:.BT15])" office:value-type="float" office:value="2.26192148248588" calcext:value-type="float">
            <text:p>2.26192</text:p>
          </table:table-cell>
          <table:table-cell table:formula="of:=AVERAGE([.BU1:.BU15])" office:value-type="float" office:value="3.09264489943503" calcext:value-type="float">
            <text:p>3.09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030031638418" calcext:value-type="float">
            <text:p>2.2903</text:p>
          </table:table-cell>
          <table:table-cell office:value-type="float" office:value="2.1155264180791" calcext:value-type="float">
            <text:p>2.11553</text:p>
          </table:table-cell>
          <table:table-cell office:value-type="float" office:value="2.70116528813559" calcext:value-type="float">
            <text:p>2.701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29667296723164" calcext:value-type="float">
            <text:p>2.29667</text:p>
          </table:table-cell>
          <table:table-cell table:formula="of:=AVERAGE([.BT1:.BT5])" office:value-type="float" office:value="2.1519851480226" calcext:value-type="float">
            <text:p>2.15199</text:p>
          </table:table-cell>
          <table:table-cell table:formula="of:=AVERAGE([.BU1:.BU5])" office:value-type="float" office:value="2.87129101016949" calcext:value-type="float">
            <text:p>2.87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159728813559" calcext:value-type="float">
            <text:p>2.2816</text:p>
          </table:table-cell>
          <table:table-cell office:value-type="float" office:value="2.13690926553672" calcext:value-type="float">
            <text:p>2.13691</text:p>
          </table:table-cell>
          <table:table-cell office:value-type="float" office:value="2.86399783050848" calcext:value-type="float">
            <text:p>2.8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64131073446" calcext:value-type="float">
            <text:p>2.27964</text:p>
          </table:table-cell>
          <table:table-cell office:value-type="float" office:value="2.19330323163842" calcext:value-type="float">
            <text:p>2.1933</text:p>
          </table:table-cell>
          <table:table-cell office:value-type="float" office:value="2.890272" calcext:value-type="float">
            <text:p>2.890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68698305085" calcext:value-type="float">
            <text:p>2.27169</text:p>
          </table:table-cell>
          <table:table-cell office:value-type="float" office:value="2.19019138983051" calcext:value-type="float">
            <text:p>2.19019</text:p>
          </table:table-cell>
          <table:table-cell office:value-type="float" office:value="2.92266793220339" calcext:value-type="float">
            <text:p>2.922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153561581921" calcext:value-type="float">
            <text:p>2.27154</text:p>
          </table:table-cell>
          <table:table-cell office:value-type="float" office:value="2.27351346892655" calcext:value-type="float">
            <text:p>2.27351</text:p>
          </table:table-cell>
          <table:table-cell office:value-type="float" office:value="3.22176894915254" calcext:value-type="float">
            <text:p>3.221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61389830508" calcext:value-type="float">
            <text:p>2.26461</text:p>
          </table:table-cell>
          <table:table-cell office:value-type="float" office:value="2.26166836158192" calcext:value-type="float">
            <text:p>2.26167</text:p>
          </table:table-cell>
          <table:table-cell office:value-type="float" office:value="3.13887972881356" calcext:value-type="float">
            <text:p>3.138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70888135593" calcext:value-type="float">
            <text:p>2.25671</text:p>
          </table:table-cell>
          <table:table-cell office:value-type="float" office:value="2.33984515254237" calcext:value-type="float">
            <text:p>2.33985</text:p>
          </table:table-cell>
          <table:table-cell office:value-type="float" office:value="3.29012745762712" calcext:value-type="float">
            <text:p>3.290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62668926554" calcext:value-type="float">
            <text:p>2.23863</text:p>
          </table:table-cell>
          <table:table-cell office:value-type="float" office:value="2.27598476836158" calcext:value-type="float">
            <text:p>2.27598</text:p>
          </table:table-cell>
          <table:table-cell office:value-type="float" office:value="3.16999322033898" calcext:value-type="float">
            <text:p>3.169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861505084746" calcext:value-type="float">
            <text:p>2.23862</text:p>
          </table:table-cell>
          <table:table-cell office:value-type="float" office:value="2.22637957062147" calcext:value-type="float">
            <text:p>2.22638</text:p>
          </table:table-cell>
          <table:table-cell office:value-type="float" office:value="2.88205315254237" calcext:value-type="float">
            <text:p>2.882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028266666667" calcext:value-type="float">
            <text:p>2.22028</text:p>
          </table:table-cell>
          <table:table-cell office:value-type="float" office:value="2.37920108474576" calcext:value-type="float">
            <text:p>2.3792</text:p>
          </table:table-cell>
          <table:table-cell office:value-type="float" office:value="3.55562223728814" calcext:value-type="float">
            <text:p>3.555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370926553672" calcext:value-type="float">
            <text:p>2.21371</text:p>
          </table:table-cell>
          <table:table-cell office:value-type="float" office:value="2.31541288135593" calcext:value-type="float">
            <text:p>2.31541</text:p>
          </table:table-cell>
          <table:table-cell office:value-type="float" office:value="3.17169166101695" calcext:value-type="float">
            <text:p>3.171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675762711864" calcext:value-type="float">
            <text:p>2.20676</text:p>
          </table:table-cell>
          <table:table-cell office:value-type="float" office:value="2.41386361581921" calcext:value-type="float">
            <text:p>2.41386</text:p>
          </table:table-cell>
          <table:table-cell office:value-type="float" office:value="3.27966779661017" calcext:value-type="float">
            <text:p>3.279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854827118644" calcext:value-type="float">
            <text:p>2.19855</text:p>
          </table:table-cell>
          <table:table-cell office:value-type="float" office:value="2.29544262146893" calcext:value-type="float">
            <text:p>2.29544</text:p>
          </table:table-cell>
          <table:table-cell office:value-type="float" office:value="2.98168813559322" calcext:value-type="float">
            <text:p>2.981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602508474576" calcext:value-type="float">
            <text:p>2.19603</text:p>
          </table:table-cell>
          <table:table-cell office:value-type="float" office:value="2.38758497175141" calcext:value-type="float">
            <text:p>2.38758</text:p>
          </table:table-cell>
          <table:table-cell office:value-type="float" office:value="3.34172610169492" calcext:value-type="float">
            <text:p>3.341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42969039548" calcext:value-type="float">
            <text:p>2.3743</text:p>
          </table:table-cell>
          <table:table-cell office:value-type="float" office:value="2.08616368361582" calcext:value-type="float">
            <text:p>2.08616</text:p>
          </table:table-cell>
          <table:table-cell office:value-type="float" office:value="2.81906983050847" calcext:value-type="float">
            <text:p>2.819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25255874199623" calcext:value-type="float">
            <text:p>2.25256</text:p>
          </table:table-cell>
          <table:table-cell table:formula="of:=AVERAGE([.BT16:.BT30])" office:value-type="float" office:value="2.26154928813559" calcext:value-type="float">
            <text:p>2.26155</text:p>
          </table:table-cell>
          <table:table-cell table:formula="of:=AVERAGE([.BU16:.BU30])" office:value-type="float" office:value="3.08960079548022" calcext:value-type="float">
            <text:p>3.089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09980338983" calcext:value-type="float">
            <text:p>2.281</text:p>
          </table:table-cell>
          <table:table-cell office:value-type="float" office:value="2.23276040677966" calcext:value-type="float">
            <text:p>2.23276</text:p>
          </table:table-cell>
          <table:table-cell office:value-type="float" office:value="3.20965586440678" calcext:value-type="float">
            <text:p>3.209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2973467118644" calcext:value-type="float">
            <text:p>2.29735</text:p>
          </table:table-cell>
          <table:table-cell table:formula="of:=AVERAGE([.BT16:.BT20])" office:value-type="float" office:value="2.19539993220339" calcext:value-type="float">
            <text:p>2.1954</text:p>
          </table:table-cell>
          <table:table-cell table:formula="of:=AVERAGE([.BU16:.BU20])" office:value-type="float" office:value="3.04155498305085" calcext:value-type="float">
            <text:p>3.0415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774036158192" calcext:value-type="float">
            <text:p>2.27774</text:p>
          </table:table-cell>
          <table:table-cell office:value-type="float" office:value="2.2507933559322" calcext:value-type="float">
            <text:p>2.25079</text:p>
          </table:table-cell>
          <table:table-cell office:value-type="float" office:value="3.13900094915254" calcext:value-type="float">
            <text:p>3.1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47787570621" calcext:value-type="float">
            <text:p>2.27748</text:p>
          </table:table-cell>
          <table:table-cell office:value-type="float" office:value="2.25761595480226" calcext:value-type="float">
            <text:p>2.25762</text:p>
          </table:table-cell>
          <table:table-cell office:value-type="float" office:value="3.15561437288136" calcext:value-type="float">
            <text:p>3.155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622038418079" calcext:value-type="float">
            <text:p>2.27622</text:p>
          </table:table-cell>
          <table:table-cell office:value-type="float" office:value="2.14966625988701" calcext:value-type="float">
            <text:p>2.14967</text:p>
          </table:table-cell>
          <table:table-cell office:value-type="float" office:value="2.88443389830508" calcext:value-type="float">
            <text:p>2.884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83593220339" calcext:value-type="float">
            <text:p>2.27184</text:p>
          </table:table-cell>
          <table:table-cell office:value-type="float" office:value="2.23664519774011" calcext:value-type="float">
            <text:p>2.23665</text:p>
          </table:table-cell>
          <table:table-cell office:value-type="float" office:value="3.02928298305085" calcext:value-type="float">
            <text:p>3.029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019231638418" calcext:value-type="float">
            <text:p>2.27019</text:p>
          </table:table-cell>
          <table:table-cell office:value-type="float" office:value="2.12817762711864" calcext:value-type="float">
            <text:p>2.12818</text:p>
          </table:table-cell>
          <table:table-cell office:value-type="float" office:value="2.74126508474576" calcext:value-type="float">
            <text:p>2.741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01268700565" calcext:value-type="float">
            <text:p>2.25013</text:p>
          </table:table-cell>
          <table:table-cell office:value-type="float" office:value="2.33543636158192" calcext:value-type="float">
            <text:p>2.33544</text:p>
          </table:table-cell>
          <table:table-cell office:value-type="float" office:value="3.2002020338983" calcext:value-type="float">
            <text:p>3.20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833414689266" calcext:value-type="float">
            <text:p>2.24833</text:p>
          </table:table-cell>
          <table:table-cell office:value-type="float" office:value="2.23266442937853" calcext:value-type="float">
            <text:p>2.23266</text:p>
          </table:table-cell>
          <table:table-cell office:value-type="float" office:value="3.01090413559322" calcext:value-type="float">
            <text:p>3.01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32813559322" calcext:value-type="float">
            <text:p>2.23133</text:p>
          </table:table-cell>
          <table:table-cell office:value-type="float" office:value="2.28141728813559" calcext:value-type="float">
            <text:p>2.28142</text:p>
          </table:table-cell>
          <table:table-cell office:value-type="float" office:value="3.16357993220339" calcext:value-type="float">
            <text:p>3.163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30524293785" calcext:value-type="float">
            <text:p>2.22931</text:p>
          </table:table-cell>
          <table:table-cell office:value-type="float" office:value="2.33204592090395" calcext:value-type="float">
            <text:p>2.33205</text:p>
          </table:table-cell>
          <table:table-cell office:value-type="float" office:value="3.41762088135593" calcext:value-type="float">
            <text:p>3.417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222589830508" calcext:value-type="float">
            <text:p>2.21223</text:p>
          </table:table-cell>
          <table:table-cell office:value-type="float" office:value="2.32400849717514" calcext:value-type="float">
            <text:p>2.32401</text:p>
          </table:table-cell>
          <table:table-cell office:value-type="float" office:value="3.18612962711864" calcext:value-type="float">
            <text:p>3.186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280526553672" calcext:value-type="float">
            <text:p>2.20281</text:p>
          </table:table-cell>
          <table:table-cell office:value-type="float" office:value="2.29970910734463" calcext:value-type="float">
            <text:p>2.29971</text:p>
          </table:table-cell>
          <table:table-cell office:value-type="float" office:value="3.06321355932203" calcext:value-type="float">
            <text:p>3.063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404824858757" calcext:value-type="float">
            <text:p>2.19405</text:p>
          </table:table-cell>
          <table:table-cell office:value-type="float" office:value="2.40540768361582" calcext:value-type="float">
            <text:p>2.40541</text:p>
          </table:table-cell>
          <table:table-cell office:value-type="float" office:value="3.14568406779661" calcext:value-type="float">
            <text:p>3.145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44551412429" calcext:value-type="float">
            <text:p>2.19145</text:p>
          </table:table-cell>
          <table:table-cell office:value-type="float" office:value="2.3707275480226" calcext:value-type="float">
            <text:p>2.37073</text:p>
          </table:table-cell>
          <table:table-cell office:value-type="float" office:value="3.17835471186441" calcext:value-type="float">
            <text:p>3.1783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171283615819" calcext:value-type="float">
            <text:p>2.32171</text:p>
          </table:table-cell>
          <table:table-cell office:value-type="float" office:value="2.18914436158192" calcext:value-type="float">
            <text:p>2.18914</text:p>
          </table:table-cell>
          <table:table-cell office:value-type="float" office:value="2.97572393220339" calcext:value-type="float">
            <text:p>2.975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25306934839925" calcext:value-type="float">
            <text:p>2.25307</text:p>
          </table:table-cell>
          <table:table-cell table:formula="of:=AVERAGE([.BT31:.BT45])" office:value-type="float" office:value="2.23900595103578" calcext:value-type="float">
            <text:p>2.23901</text:p>
          </table:table-cell>
          <table:table-cell table:formula="of:=AVERAGE([.BU31:.BU45])" office:value-type="float" office:value="2.99178928813559" calcext:value-type="float">
            <text:p>2.99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773480225989" calcext:value-type="float">
            <text:p>2.29773</text:p>
          </table:table-cell>
          <table:table-cell office:value-type="float" office:value="2.15555175141243" calcext:value-type="float">
            <text:p>2.15555</text:p>
          </table:table-cell>
          <table:table-cell office:value-type="float" office:value="2.85903430508475" calcext:value-type="float">
            <text:p>2.859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28657390734463" calcext:value-type="float">
            <text:p>2.28657</text:p>
          </table:table-cell>
          <table:table-cell table:formula="of:=AVERAGE([.BT31:.BT35])" office:value-type="float" office:value="2.19650624632768" calcext:value-type="float">
            <text:p>2.19651</text:p>
          </table:table-cell>
          <table:table-cell table:formula="of:=AVERAGE([.BU31:.BU35])" office:value-type="float" office:value="2.93391365423729" calcext:value-type="float">
            <text:p>2.933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22300338983" calcext:value-type="float">
            <text:p>2.27223</text:p>
          </table:table-cell>
          <table:table-cell office:value-type="float" office:value="2.19412201129943" calcext:value-type="float">
            <text:p>2.19412</text:p>
          </table:table-cell>
          <table:table-cell office:value-type="float" office:value="3.05763389830508" calcext:value-type="float">
            <text:p>3.057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200042937853" calcext:value-type="float">
            <text:p>2.272</text:p>
          </table:table-cell>
          <table:table-cell office:value-type="float" office:value="2.16817432768362" calcext:value-type="float">
            <text:p>2.16817</text:p>
          </table:table-cell>
          <table:table-cell office:value-type="float" office:value="2.7864233220339" calcext:value-type="float">
            <text:p>2.786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919143502825" calcext:value-type="float">
            <text:p>2.26919</text:p>
          </table:table-cell>
          <table:table-cell office:value-type="float" office:value="2.27553877966102" calcext:value-type="float">
            <text:p>2.27554</text:p>
          </table:table-cell>
          <table:table-cell office:value-type="float" office:value="2.99075281355932" calcext:value-type="float">
            <text:p>2.990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529491525424" calcext:value-type="float">
            <text:p>2.26529</text:p>
          </table:table-cell>
          <table:table-cell office:value-type="float" office:value="2.22655084745763" calcext:value-type="float">
            <text:p>2.22655</text:p>
          </table:table-cell>
          <table:table-cell office:value-type="float" office:value="2.9577673220339" calcext:value-type="float">
            <text:p>2.957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664820338983" calcext:value-type="float">
            <text:p>2.25665</text:p>
          </table:table-cell>
          <table:table-cell office:value-type="float" office:value="2.13784458757062" calcext:value-type="float">
            <text:p>2.13784</text:p>
          </table:table-cell>
          <table:table-cell office:value-type="float" office:value="2.56885477966102" calcext:value-type="float">
            <text:p>2.568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497674576271" calcext:value-type="float">
            <text:p>2.25498</text:p>
          </table:table-cell>
          <table:table-cell office:value-type="float" office:value="2.26750861016949" calcext:value-type="float">
            <text:p>2.26751</text:p>
          </table:table-cell>
          <table:table-cell office:value-type="float" office:value="3.06762793220339" calcext:value-type="float">
            <text:p>3.067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49889265537" calcext:value-type="float">
            <text:p>2.2495</text:p>
          </table:table-cell>
          <table:table-cell office:value-type="float" office:value="2.20677120903955" calcext:value-type="float">
            <text:p>2.20677</text:p>
          </table:table-cell>
          <table:table-cell office:value-type="float" office:value="2.90886915254237" calcext:value-type="float">
            <text:p>2.908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197491525424" calcext:value-type="float">
            <text:p>2.24197</text:p>
          </table:table-cell>
          <table:table-cell office:value-type="float" office:value="2.35210305084746" calcext:value-type="float">
            <text:p>2.3521</text:p>
          </table:table-cell>
          <table:table-cell office:value-type="float" office:value="3.50972338983051" calcext:value-type="float">
            <text:p>3.509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61437288136" calcext:value-type="float">
            <text:p>2.23461</text:p>
          </table:table-cell>
          <table:table-cell office:value-type="float" office:value="2.28746657627119" calcext:value-type="float">
            <text:p>2.28747</text:p>
          </table:table-cell>
          <table:table-cell office:value-type="float" office:value="3.03843091525424" calcext:value-type="float">
            <text:p>3.038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339012429379" calcext:value-type="float">
            <text:p>2.23339</text:p>
          </table:table-cell>
          <table:table-cell office:value-type="float" office:value="2.30318108474576" calcext:value-type="float">
            <text:p>2.30318</text:p>
          </table:table-cell>
          <table:table-cell office:value-type="float" office:value="3.11501315254237" calcext:value-type="float">
            <text:p>3.115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69882259887" calcext:value-type="float">
            <text:p>2.21699</text:p>
          </table:table-cell>
          <table:table-cell office:value-type="float" office:value="2.3214489039548" calcext:value-type="float">
            <text:p>2.32145</text:p>
          </table:table-cell>
          <table:table-cell office:value-type="float" office:value="3.10094942372881" calcext:value-type="float">
            <text:p>3.100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14314124294" calcext:value-type="float">
            <text:p>2.21114</text:p>
          </table:table-cell>
          <table:table-cell office:value-type="float" office:value="2.29979500564972" calcext:value-type="float">
            <text:p>2.2998</text:p>
          </table:table-cell>
          <table:table-cell office:value-type="float" office:value="3.16091118644068" calcext:value-type="float">
            <text:p>3.160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864115254237" calcext:value-type="float">
            <text:p>2.19864</text:p>
          </table:table-cell>
          <table:table-cell office:value-type="float" office:value="2.19988815819209" calcext:value-type="float">
            <text:p>2.19989</text:p>
          </table:table-cell>
          <table:table-cell office:value-type="float" office:value="2.77912379661017" calcext:value-type="float">
            <text:p>2.779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175724293785" calcext:value-type="float">
            <text:p>2.24176</text:p>
          </table:table-cell>
          <table:table-cell office:value-type="float" office:value="2.3464966779661" calcext:value-type="float">
            <text:p>2.3465</text:p>
          </table:table-cell>
          <table:table-cell office:value-type="float" office:value="3.44891905084746" calcext:value-type="float">
            <text:p>3.448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24979300489642" calcext:value-type="float">
            <text:p>2.24979</text:p>
          </table:table-cell>
          <table:table-cell table:formula="of:=AVERAGE([.BT46:.BT60])" office:value-type="float" office:value="2.24553023276836" calcext:value-type="float">
            <text:p>2.24553</text:p>
          </table:table-cell>
          <table:table-cell table:formula="of:=AVERAGE([.BU46:.BU60])" office:value-type="float" office:value="3.0028045740113" calcext:value-type="float">
            <text:p>3.002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88596610169" calcext:value-type="float">
            <text:p>2.21989</text:p>
          </table:table-cell>
          <table:table-cell office:value-type="float" office:value="2.33673466666667" calcext:value-type="float">
            <text:p>2.33673</text:p>
          </table:table-cell>
          <table:table-cell office:value-type="float" office:value="3.20163037288136" calcext:value-type="float">
            <text:p>3.201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22863031864407" calcext:value-type="float">
            <text:p>2.22863</text:p>
          </table:table-cell>
          <table:table-cell table:formula="of:=AVERAGE([.BT46:.BT50])" office:value-type="float" office:value="2.31323280451977" calcext:value-type="float">
            <text:p>2.31323</text:p>
          </table:table-cell>
          <table:table-cell table:formula="of:=AVERAGE([.BU46:.BU50])" office:value-type="float" office:value="3.18077505084746" calcext:value-type="float">
            <text:p>3.180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47846327684" calcext:value-type="float">
            <text:p>2.24348</text:p>
          </table:table-cell>
          <table:table-cell office:value-type="float" office:value="2.30779089265537" calcext:value-type="float">
            <text:p>2.30779</text:p>
          </table:table-cell>
          <table:table-cell office:value-type="float" office:value="3.15290277966102" calcext:value-type="float">
            <text:p>3.15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05220338983" calcext:value-type="float">
            <text:p>2.19705</text:p>
          </table:table-cell>
          <table:table-cell office:value-type="float" office:value="2.29058418079096" calcext:value-type="float">
            <text:p>2.29058</text:p>
          </table:table-cell>
          <table:table-cell office:value-type="float" office:value="3.04798020338983" calcext:value-type="float">
            <text:p>3.047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097771751412" calcext:value-type="float">
            <text:p>2.24098</text:p>
          </table:table-cell>
          <table:table-cell office:value-type="float" office:value="2.28455760451977" calcext:value-type="float">
            <text:p>2.28456</text:p>
          </table:table-cell>
          <table:table-cell office:value-type="float" office:value="3.05244284745763" calcext:value-type="float">
            <text:p>3.052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40549152542" calcext:value-type="float">
            <text:p>2.26641</text:p>
          </table:table-cell>
          <table:table-cell office:value-type="float" office:value="2.27461351412429" calcext:value-type="float">
            <text:p>2.27461</text:p>
          </table:table-cell>
          <table:table-cell office:value-type="float" office:value="2.95915715254237" calcext:value-type="float">
            <text:p>2.959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87127683616" calcext:value-type="float">
            <text:p>2.22087</text:p>
          </table:table-cell>
          <table:table-cell office:value-type="float" office:value="2.25666359322034" calcext:value-type="float">
            <text:p>2.25666</text:p>
          </table:table-cell>
          <table:table-cell office:value-type="float" office:value="2.7921773559322" calcext:value-type="float">
            <text:p>2.792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53028248588" calcext:value-type="float">
            <text:p>2.25953</text:p>
          </table:table-cell>
          <table:table-cell office:value-type="float" office:value="2.25474564971751" calcext:value-type="float">
            <text:p>2.25475</text:p>
          </table:table-cell>
          <table:table-cell office:value-type="float" office:value="3.07945057627119" calcext:value-type="float">
            <text:p>3.079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718924293785" calcext:value-type="float">
            <text:p>2.18719</text:p>
          </table:table-cell>
          <table:table-cell office:value-type="float" office:value="2.22756076836158" calcext:value-type="float">
            <text:p>2.22756</text:p>
          </table:table-cell>
          <table:table-cell office:value-type="float" office:value="2.84506223728814" calcext:value-type="float">
            <text:p>2.845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749794350282" calcext:value-type="float">
            <text:p>2.2475</text:p>
          </table:table-cell>
          <table:table-cell office:value-type="float" office:value="2.22109896045198" calcext:value-type="float">
            <text:p>2.2211</text:p>
          </table:table-cell>
          <table:table-cell office:value-type="float" office:value="2.91217491525424" calcext:value-type="float">
            <text:p>2.912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732" calcext:value-type="float">
            <text:p>2.28732</text:p>
          </table:table-cell>
          <table:table-cell office:value-type="float" office:value="2.1941802259887" calcext:value-type="float">
            <text:p>2.19418</text:p>
          </table:table-cell>
          <table:table-cell office:value-type="float" office:value="2.98011525423729" calcext:value-type="float">
            <text:p>2.980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107353672316" calcext:value-type="float">
            <text:p>2.27107</text:p>
          </table:table-cell>
          <table:table-cell office:value-type="float" office:value="2.18839477966102" calcext:value-type="float">
            <text:p>2.18839</text:p>
          </table:table-cell>
          <table:table-cell office:value-type="float" office:value="2.88715661016949" calcext:value-type="float">
            <text:p>2.887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556551412429" calcext:value-type="float">
            <text:p>2.26557</text:p>
          </table:table-cell>
          <table:table-cell office:value-type="float" office:value="2.17407500564972" calcext:value-type="float">
            <text:p>2.17408</text:p>
          </table:table-cell>
          <table:table-cell office:value-type="float" office:value="2.92026766101695" calcext:value-type="float">
            <text:p>2.920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949882485876" calcext:value-type="float">
            <text:p>2.3395</text:p>
          </table:table-cell>
          <table:table-cell office:value-type="float" office:value="2.17134978531073" calcext:value-type="float">
            <text:p>2.17135</text:p>
          </table:table-cell>
          <table:table-cell office:value-type="float" office:value="2.9828086779661" calcext:value-type="float">
            <text:p>2.982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879136723164" calcext:value-type="float">
            <text:p>2.25879</text:p>
          </table:table-cell>
          <table:table-cell office:value-type="float" office:value="2.15410718644068" calcext:value-type="float">
            <text:p>2.15411</text:p>
          </table:table-cell>
          <table:table-cell office:value-type="float" office:value="2.77982291525424" calcext:value-type="float">
            <text:p>2.779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0" calcext:value-type="float">
            <text:p>0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1" calcext:value-type="float">
            <text:p>1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0" calcext:value-type="float">
            <text:p>0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5" calcext:value-type="float">
            <text:p>5</text:p>
          </table:table-cell>
          <table:table-cell table:formula="of:=SUM([.AG1:.AG5])" office:value-type="float" office:value="5" calcext:value-type="float">
            <text:p>5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5" calcext:value-type="float">
            <text:p>5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0" calcext:value-type="float">
            <text:p>0</text:p>
          </table:table-cell>
          <table:table-cell table:formula="of:=SUM([.BM1:.BM5])" office:value-type="float" office:value="4" calcext:value-type="float">
            <text:p>4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1_2.A1:Sheet1_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17:52.786899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18:50.178385754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306" meta:object-count="0"/>
  </office:meta>
</office:document-meta>
</file>